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>
      <style:paragraph-properties fo:margin-top="0.0835in" fo:margin-bottom="0in" style:contextual-spacing="false" fo:line-height="150%" fo:text-align="center" style:justify-single-word="false"/>
    </style:style>
    <style:style style:name="P2" style:family="paragraph" style:parent-style-name="Heading_20_2">
      <style:paragraph-properties fo:margin-top="0.0835in" fo:margin-bottom="0.0835in" style:contextual-spacing="false" fo:text-align="center" style:justify-single-word="false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Standard">
      <style:paragraph-properties fo:margin-left="0.25in" fo:text-align="center" style:justify-single-word="false"/>
    </style:style>
    <style:style style:name="P5" style:family="paragraph" style:parent-style-name="Standard">
      <style:paragraph-properties fo:margin-right="0.6571in" fo:margin-top="0in" fo:margin-bottom="0in" style:contextual-spacing="false" fo:line-height="115%">
        <style:tab-stops>
          <style:tab-stop style:position="0.5in"/>
        </style:tab-stops>
      </style:paragraph-properties>
      <style:text-properties style:font-name="Calibri1" officeooo:rsid="0016231b" officeooo:paragraph-rsid="0016231b" style:font-name-asian="Calibri2" style:font-name-complex="Calibri2"/>
    </style:style>
    <style:style style:name="P6" style:family="paragraph" style:parent-style-name="Standard" style:list-style-name="L1">
      <style:paragraph-properties fo:margin-top="0in" fo:margin-bottom="0in" style:contextual-spacing="false" fo:line-height="115%">
        <style:tab-stops>
          <style:tab-stop style:position="0.5in"/>
        </style:tab-stops>
      </style:paragraph-properties>
      <style:text-properties style:font-name="Calibri1" officeooo:rsid="0016231b" officeooo:paragraph-rsid="0016231b" style:font-name-asian="Calibri2" style:font-name-complex="Calibri2"/>
    </style:style>
    <style:style style:name="P7" style:family="paragraph" style:parent-style-name="Standard">
      <style:paragraph-properties fo:margin-top="0in" fo:margin-bottom="0in" style:contextual-spacing="false" fo:line-height="115%">
        <style:tab-stops>
          <style:tab-stop style:position="0.5in"/>
        </style:tab-stops>
      </style:paragraph-properties>
      <style:text-properties style:font-name="Calibri1" fo:font-weight="bold" officeooo:rsid="0016231b" officeooo:paragraph-rsid="0016231b" style:font-name-asian="Calibri2" style:font-weight-asian="bold" style:font-name-complex="Calibri2" style:font-weight-complex="bold"/>
    </style:style>
    <style:style style:name="P8" style:family="paragraph" style:parent-style-name="Standard" style:list-style-name="L2">
      <style:paragraph-properties fo:margin-top="0in" fo:margin-bottom="0in" style:contextual-spacing="false" fo:line-height="115%">
        <style:tab-stops>
          <style:tab-stop style:position="0.5in"/>
        </style:tab-stops>
      </style:paragraph-properties>
      <style:text-properties style:font-name="Calibri1" officeooo:rsid="0016231b" officeooo:paragraph-rsid="0016231b" style:font-name-asian="Calibri2" style:font-name-complex="Calibri2"/>
    </style:style>
    <style:style style:name="P9" style:family="paragraph" style:parent-style-name="Standard">
      <style:paragraph-properties fo:margin-top="0in" fo:margin-bottom="0in" style:contextual-spacing="false" fo:line-height="115%">
        <style:tab-stops>
          <style:tab-stop style:position="0.5in"/>
        </style:tab-stops>
      </style:paragraph-properties>
      <style:text-properties style:font-name="Calibri1" officeooo:rsid="0016231b" officeooo:paragraph-rsid="0016231b" style:font-name-asian="Calibri2" style:font-name-complex="Calibri2"/>
    </style:style>
    <style:style style:name="P10" style:family="paragraph" style:parent-style-name="Standard">
      <style:paragraph-properties fo:margin-right="0.6571in" fo:margin-top="0in" fo:margin-bottom="0in" style:contextual-spacing="false" fo:line-height="115%">
        <style:tab-stops>
          <style:tab-stop style:position="0.5in"/>
        </style:tab-stops>
      </style:paragraph-properties>
      <style:text-properties style:font-name="Calibri1" style:font-name-asian="Calibri2" style:font-name-complex="Calibri2"/>
    </style:style>
    <style:style style:name="P11" style:family="paragraph" style:parent-style-name="Heading_20_2">
      <style:paragraph-properties fo:margin-top="0.0835in" fo:margin-bottom="0.0835in" style:contextual-spacing="false"/>
    </style:style>
    <style:style style:name="P12" style:family="paragraph" style:parent-style-name="Standard">
      <style:paragraph-properties fo:margin-top="0.0835in" fo:margin-bottom="0.0835in" style:contextual-spacing="false"/>
      <style:text-properties fo:color="#000000" loext:opacity="100%" style:font-name="Calibri" fo:font-weight="normal" officeooo:rsid="00174dce" officeooo:paragraph-rsid="00174dce" style:font-weight-asian="normal" style:font-weight-complex="normal"/>
    </style:style>
    <style:style style:name="P13" style:family="paragraph" style:parent-style-name="Standard">
      <style:paragraph-properties fo:margin-top="0.0835in" fo:margin-bottom="0.0835in" style:contextual-spacing="false"/>
      <style:text-properties fo:color="#000000" loext:opacity="100%" style:font-name="Calibri" fo:font-weight="bold" officeooo:rsid="00174dce" officeooo:paragraph-rsid="00174dce" style:font-weight-asian="bold" style:font-weight-complex="bold"/>
    </style:style>
    <style:style style:name="P14" style:family="paragraph" style:parent-style-name="Standard" style:list-style-name="L3">
      <style:paragraph-properties fo:margin-top="0.0835in" fo:margin-bottom="0.0835in" style:contextual-spacing="false"/>
      <style:text-properties fo:color="#000000" loext:opacity="100%" style:font-name="Calibri" fo:font-weight="normal" officeooo:rsid="00174dce" officeooo:paragraph-rsid="00174dce" style:font-weight-asian="normal" style:font-weight-complex="normal"/>
    </style:style>
    <style:style style:name="P15" style:family="paragraph" style:parent-style-name="Heading_20_3">
      <style:paragraph-properties fo:margin-top="0.1945in" fo:margin-bottom="0.1665in" style:contextual-spacing="false" fo:text-align="center" style:justify-single-word="false"/>
    </style:style>
    <style:style style:name="P16" style:family="paragraph" style:parent-style-name="Heading_20_2">
      <style:text-properties style:use-window-font-color="true" loext:opacity="0%" style:font-name="Calibri1" fo:font-size="11pt" fo:font-weight="bold" officeooo:rsid="00177b7e" officeooo:paragraph-rsid="00177b7e" fo:background-color="transparent" style:font-name-asian="Calibri2" style:font-size-asian="11pt" style:font-weight-asian="bold" style:font-name-complex="Calibri2" style:font-size-complex="11pt" style:font-weight-complex="bold"/>
    </style:style>
    <style:style style:name="P17" style:family="paragraph" style:parent-style-name="Standard" style:list-style-name="L4">
      <style:text-properties style:use-window-font-color="true" loext:opacity="0%" style:font-name="Calibri1" fo:font-size="11pt" fo:font-weight="bold" officeooo:rsid="00177b7e" officeooo:paragraph-rsid="00177b7e" style:font-name-asian="Calibri2" style:font-size-asian="11pt" style:font-weight-asian="bold" style:font-name-complex="Calibri2" style:font-size-complex="11pt" style:font-weight-complex="bold"/>
    </style:style>
    <style:style style:name="P18" style:family="paragraph" style:parent-style-name="Standard" style:list-style-name="L4">
      <style:text-properties style:use-window-font-color="true" loext:opacity="0%" style:font-name="Calibri1" fo:font-size="11pt" fo:font-weight="bold" officeooo:rsid="00177b7e" officeooo:paragraph-rsid="00177b7e" fo:background-color="#ffff00" style:font-name-asian="Calibri2" style:font-size-asian="11pt" style:font-weight-asian="bold" style:font-name-complex="Calibri2" style:font-size-complex="11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50%">
        <style:tab-stops>
          <style:tab-stop style:position="0.5in"/>
        </style:tab-stops>
      </style:paragraph-properties>
      <style:text-properties style:font-name="Calibri1" fo:font-size="10.5pt" fo:font-weight="bold" officeooo:rsid="00177b7e" officeooo:paragraph-rsid="00177b7e" style:font-name-asian="Calibri2" style:font-size-asian="10.5pt" style:font-weight-asian="bold" style:font-name-complex="Calibri2" style:font-size-complex="10.5pt" style:font-weight-complex="bold"/>
    </style:style>
    <style:style style:name="P20" style:family="paragraph" style:parent-style-name="Standard" style:list-style-name="L5">
      <style:paragraph-properties fo:margin-top="0in" fo:margin-bottom="0in" style:contextual-spacing="false" fo:line-height="150%">
        <style:tab-stops>
          <style:tab-stop style:position="0.5in"/>
        </style:tab-stops>
      </style:paragraph-properties>
      <style:text-properties style:font-name="Calibri1" fo:font-size="10.5pt" fo:font-weight="bold" officeooo:rsid="00177b7e" officeooo:paragraph-rsid="00177b7e" style:font-name-asian="Calibri2" style:font-size-asian="10.5pt" style:font-weight-asian="bold" style:font-name-complex="Calibri2" style:font-size-complex="10.5pt" style:font-weight-complex="bold"/>
    </style:style>
    <style:style style:name="P21" style:family="paragraph" style:parent-style-name="Standard">
      <style:text-properties fo:color="#000000" loext:opacity="100%" style:font-name="Calibri" fo:font-weight="normal" officeooo:rsid="00177b7e" officeooo:paragraph-rsid="00177b7e" style:font-weight-asian="normal" style:font-weight-complex="normal"/>
    </style:style>
    <style:style style:name="P22" style:family="paragraph" style:parent-style-name="Standard">
      <style:text-properties fo:color="#000000" loext:opacity="100%" style:font-name="Calibri" fo:font-weight="bold" officeooo:rsid="00177b7e" officeooo:paragraph-rsid="00177b7e" style:font-weight-asian="bold" style:font-weight-complex="bold"/>
    </style:style>
    <style:style style:name="P23" style:family="paragraph" style:parent-style-name="Standard" style:list-style-name="L6">
      <style:text-properties fo:color="#000000" loext:opacity="100%" style:font-name="Calibri" fo:font-weight="bold" officeooo:rsid="00177b7e" officeooo:paragraph-rsid="00177b7e" fo:background-color="#ffff00" style:font-weight-asian="bold" style:font-weight-complex="bold"/>
    </style:style>
    <style:style style:name="P24" style:family="paragraph" style:parent-style-name="Standard" style:list-style-name="L6">
      <style:text-properties fo:color="#000000" loext:opacity="100%" style:font-name="Calibri" fo:font-weight="normal" officeooo:rsid="00177b7e" officeooo:paragraph-rsid="00177b7e" style:font-weight-asian="normal" style:font-weight-complex="normal"/>
    </style:style>
    <style:style style:name="P25" style:family="paragraph" style:parent-style-name="Standard" style:list-style-name="L7">
      <style:text-properties fo:color="#000000" loext:opacity="100%" style:font-name="Calibri" fo:font-weight="normal" officeooo:rsid="00177b7e" officeooo:paragraph-rsid="00177b7e" style:font-weight-asian="normal" style:font-weight-complex="normal"/>
    </style:style>
    <style:style style:name="P26" style:family="paragraph" style:parent-style-name="Standard" style:list-style-name="L7">
      <style:text-properties fo:color="#000000" loext:opacity="100%" style:font-name="Calibri" fo:font-weight="bold" officeooo:rsid="00177b7e" officeooo:paragraph-rsid="00177b7e" style:font-weight-asian="bold" style:font-weight-complex="bold"/>
    </style:style>
    <style:style style:name="P27" style:family="paragraph" style:parent-style-name="Heading_20_2">
      <style:text-properties fo:font-weight="bold" officeooo:paragraph-rsid="0016231b"/>
    </style:style>
    <style:style style:name="P28" style:family="paragraph" style:parent-style-name="Standard">
      <style:text-properties fo:color="#000000" loext:opacity="100%" style:font-name="Calibri" fo:font-weight="normal" officeooo:rsid="0018de69" officeooo:paragraph-rsid="0018de69" style:font-weight-asian="normal" style:font-weight-complex="normal"/>
    </style:style>
    <style:style style:name="P29" style:family="paragraph" style:parent-style-name="Standard">
      <style:text-properties fo:color="#000000" loext:opacity="100%" style:font-name="Calibri" fo:font-weight="bold" officeooo:rsid="0018de69" officeooo:paragraph-rsid="0018de69" style:font-weight-asian="bold" style:font-weight-complex="bold"/>
    </style:style>
    <style:style style:name="P30" style:family="paragraph" style:parent-style-name="Standard" style:list-style-name="L8">
      <style:text-properties fo:color="#000000" loext:opacity="100%" style:font-name="Calibri" fo:font-weight="normal" officeooo:rsid="0018de69" officeooo:paragraph-rsid="0018de69" style:font-weight-asian="normal" style:font-weight-complex="normal"/>
    </style:style>
    <style:style style:name="P31" style:family="paragraph" style:parent-style-name="Standard" style:list-style-name="L9">
      <style:text-properties fo:color="#000000" loext:opacity="100%" style:font-name="Calibri" fo:font-weight="normal" officeooo:rsid="0018de69" officeooo:paragraph-rsid="0018de69" style:font-weight-asian="normal" style:font-weight-complex="normal"/>
    </style:style>
    <style:style style:name="T1" style:family="text">
      <style:text-properties fo:text-transform="uppercase" style:use-window-font-color="true" loext:opacity="0%" style:font-name="Aptos" fo:font-size="22pt" fo:font-weight="bold" style:font-size-asian="22pt" style:font-weight-asian="bold" style:font-size-complex="16pt"/>
    </style:style>
    <style:style style:name="T2" style:family="text">
      <style:text-properties fo:text-transform="uppercase" style:use-window-font-color="true" loext:opacity="0%" style:font-name="Aptos" fo:font-size="22pt" fo:font-weight="bold" officeooo:rsid="0016231b" style:font-size-asian="22pt" style:font-weight-asian="bold" style:font-size-complex="16pt"/>
    </style:style>
    <style:style style:name="T3" style:family="text">
      <style:text-properties style:use-window-font-color="true" loext:opacity="0%" style:font-size-complex="13pt"/>
    </style:style>
    <style:style style:name="T4" style:family="text">
      <style:text-properties style:use-window-font-color="true" loext:opacity="0%" style:font-name="Aptos" fo:font-weight="bold" style:font-weight-asian="bold" style:font-name-complex="Aptos1"/>
    </style:style>
    <style:style style:name="T5" style:family="text">
      <style:text-properties style:use-window-font-color="true" loext:opacity="0%" style:font-name="Aptos" style:font-name-complex="Aptos1"/>
    </style:style>
    <style:style style:name="T6" style:family="text">
      <style:text-properties style:use-window-font-color="true" loext:opacity="0%" style:font-name="Aptos" fo:font-weight="bold" style:font-weight-asian="bold" style:font-name-complex="Aptos1" fo:background-color="#ffff00"/>
    </style:style>
    <style:style style:name="T7" style:family="text">
      <style:text-properties fo:font-size="16pt" fo:font-weight="bold" style:font-size-asian="16pt" style:font-weight-asian="bold"/>
    </style:style>
    <style:style style:name="T8" style:family="text">
      <style:text-properties fo:font-size="16pt" style:font-size-asian="16pt"/>
    </style:style>
    <style:style style:name="T9" style:family="text">
      <style:text-properties style:use-window-font-color="true" loext:opacity="0%" fo:font-size="10pt" fo:font-weight="bold" style:font-size-asian="10pt" style:font-weight-asian="bold" style:font-size-complex="10pt" style:font-weight-complex="bold"/>
    </style:style>
    <style:style style:name="T10" style:family="text">
      <style:text-properties style:use-window-font-color="true" loext:opacity="0%" fo:font-weight="bold" officeooo:rsid="0016231b" style:font-name-asian="Calibri2" style:font-weight-asian="bold" style:font-weight-complex="bold"/>
    </style:style>
    <style:style style:name="T11" style:family="text">
      <style:text-properties style:use-window-font-color="true" loext:opacity="0%" fo:font-weight="bold" style:font-name-asian="Calibri2" style:font-weight-asian="bold" style:font-weight-complex="bold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style:font-name="Calibri1" style:font-name-asian="Calibri2" style:font-name-complex="Calibri2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use-window-font-color="true" loext:opacity="0%" fo:font-weight="bold" style:font-name-asian="Calibri2" style:font-weight-asian="bold" style:font-size-complex="13pt" style:font-weight-complex="bold"/>
    </style:style>
    <style:style style:name="T18" style:family="text">
      <style:text-properties style:use-window-font-color="true" loext:opacity="0%" fo:font-weight="bold" officeooo:rsid="0016231b" style:font-name-asian="Calibri2" style:font-weight-asian="bold" style:font-size-complex="13pt" style:font-weight-complex="bold"/>
    </style:style>
    <style:style style:name="T19" style:family="text">
      <style:text-properties fo:color="#000000" loext:opacity="100%" fo:font-weight="bold"/>
    </style:style>
    <style:style style:name="T20" style:family="text">
      <style:text-properties style:use-window-font-color="true" loext:opacity="0%"/>
    </style:style>
    <style:style style:name="T21" style:family="text">
      <style:text-properties fo:text-transform="uppercase" style:use-window-font-color="true" loext:opacity="0%" style:font-name="Calibri1" fo:font-size="16pt" style:font-name-asian="Calibri2" style:font-size-asian="16pt" style:font-name-complex="Calibri2" style:font-size-complex="12pt"/>
    </style:style>
    <style:style style:name="T22" style:family="text">
      <style:text-properties fo:background-color="#ffff00" loext:char-shading-value="0"/>
    </style:style>
    <style:style style:name="T23" style:family="text">
      <style:text-properties style:font-name="Calibri1" fo:font-size="10.5pt" fo:font-weight="bold" style:font-name-asian="Calibri2" style:font-size-asian="10.5pt" style:font-weight-asian="bold" style:font-name-complex="Calibri2" style:font-size-complex="10.5pt" style:font-weight-complex="bold"/>
    </style:style>
    <style:style style:name="T24" style:family="text">
      <style:text-properties fo:color="#000000" loext:opacity="100%" fo:font-weight="bold" style:font-name-asian="Calibri2" style:font-weight-asian="bold" style:font-weight-complex="bold">
        <loext:char-complex-color loext:theme-type="dark1" loext:color-type="theme"/>
      </style:text-properties>
    </style:style>
    <style:style style:name="T25" style:family="text">
      <style:text-properties fo:color="#000000" loext:opacity="100%" fo:font-weight="bold" officeooo:rsid="0016231b" style:font-name-asian="Calibri2" style:font-weight-asian="bold" style:font-weight-complex="bold">
        <loext:char-complex-color loext:theme-type="dark1" loext:color-type="theme"/>
      </style:text-properties>
    </style:style>
    <style:style style:name="T26" style:family="text">
      <style:text-properties fo:color="#000000" loext:opacity="100%" style:font-weight-asian="bold" style:font-weight-complex="bold"/>
    </style:style>
    <style:style style:name="T27" style:family="text">
      <style:text-properties fo:color="#000000" loext:opacity="100%" officeooo:rsid="0016231b" style:font-weight-asian="bold" style:font-weight-complex="bold"/>
    </style:style>
    <style:style style:name="T28" style:family="text">
      <style:text-properties fo:color="#000000" loext: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339in" fo:text-indent="-0.25in" fo:margin-left="0.5339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839in" fo:text-indent="-0.25in" fo:margin-left="0.7839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 loext:marker-style-name="T1"><text:span text:style-name="T1">1</text:span><text:span text:style-name="T2">5</text:span><text:span text:style-name="T1">. </text:span><text:span text:style-name="T2">KYberbezpečnost</text:span></text:h>
      <text:h text:style-name="P2" text:outline-level="2" loext:marker-style-name="T3"><text:span text:style-name="T3">* nepovinné informace</text:span><text:span text:style-name="T3"/></text:h>
      <text:h text:style-name="P3" text:outline-level="2" loext:marker-style-name="T4"><text:span text:style-name="T5"><text:s/></text:span><text:span text:style-name="T6">důležité informace</text:span></text:h>
      <text:p text:style-name="P4" loext:marker-style-name="T7"><text:span text:style-name="T8">*</text:span><text:span text:style-name="T7"> důležité informace v nepovinné sekci dokumentu</text:span></text:p>
      <text:h text:style-name="Heading_20_2" text:outline-level="2" loext:marker-style-name="T9"><text:span text:style-name="T10">15</text:span><text:span text:style-name="T11">.1. </text:span><text:span text:style-name="T12">Pojem kyberprostor, útoky a hrozby v kyberprostoru, zákon o kybernetické bezpečnosti</text:span></text:h>
      <text:p text:style-name="P5" loext:marker-style-name="T13"><text:span text:style-name="T14">Kyberprotor</text:span> je<text:span text:style-name="T15"> virtuální prostor </text:span><text:span text:style-name="T14">tvořený propojenými informačními a komunikačními technologiemi</text:span> (internet, sítě, servery, cloud).</text:p>
      <text:p text:style-name="P5" loext:marker-style-name="T13"><text:span text:style-name="T14">Útoky a hrozby</text:span> něj mají za<text:span text:style-name="T14"> cíl poškodit</text:span> <text:span text:style-name="T16">infrastrukturu, získat cenné informace (know-how), ovládnout systém nebo zničit reputaci.</text:span></text:p>
      <text:list text:style-name="L1">
        <text:list-item>
          <text:p text:style-name="P6"><text:span text:style-name="T16">Fyzické útoky</text:span> – krádež nebo zničení HW, narušení komunikačních kabelů</text:p>
        </text:list-item>
        <text:list-item>
          <text:p text:style-name="P6"><text:span text:style-name="T16">nehmotné útoky</text:span> – využívají zranitelmost SW a sítí</text:p>
        </text:list-item>
      </text:list>
      <text:p text:style-name="P7">Největší hrozby kyberprostoru jsou:</text:p>
      <text:list text:style-name="L2">
        <text:list-item>
          <text:p text:style-name="P8"><text:span text:style-name="T14">DdoS (Distributed Denial of Service) </text:span><text:span text:style-name="T14">– Útok na dostupnost služeb. </text:span>Cílem je zahltit sever obrovským množstvím požadavků, aby přestal fungovat. Útočníci k tomu využívají botnet</text:p>
          <text:list>
            <text:list-item>
              <text:p text:style-name="P8">síť infikovaných počítačů, které nevědomě posílají požadavky</text:p>
            </text:list-item>
          </text:list>
        </text:list-item>
        <text:list-item>
          <text:p text:style-name="P8"><text:span text:style-name="T14">man-in-the-middle (MitM) – Útočník se skrytě staví mezi komunikující strany</text:span> a odposlouchává neo mění komunikaci</text:p>
        </text:list-item>
        <text:list-item>
          <text:p text:style-name="P8"><text:span text:style-name="T14">kyberválky – konflikty mezi státy</text:span> (útok na vládní instituce a kritickou infrastrukturu)</text:p>
        </text:list-item>
      </text:list>
      <text:p text:style-name="P9"><text:span text:style-name="T16">Zákon o kybernetické bezpečnosti (ZKB)</text:span> definuje práva a <text:span text:style-name="T14">povinnost pro ochranu důležitých informačních systémů</text:span> (nemocnice, banky). Doplňuje ho <text:span text:style-name="T14">evropské nařízení GDPR</text:span>, které chrání osobní údaje a definuje právo „být zapomenut“.</text:p>
      <text:p text:style-name="P10" loext:marker-style-name="T13"/>
      <text:h text:style-name="P11" text:outline-level="2" loext:marker-style-name="T17"><text:span text:style-name="T17">1</text:span><text:span text:style-name="T18">5</text:span><text:span text:style-name="T17">.2. </text:span><text:span text:style-name="T19">Malware, způsoby infikace, typy malware, sociální inženýrství</text:span></text:h>
      <text:p text:style-name="P12"><text:span text:style-name="T14">Malware je</text:span><text:span text:style-name="T14"> škodlivý kod</text:span>, který se snaží tajně narušit, poškodit nebo<text:span text:style-name="T16"> získat přístup k systému.</text:span></text:p>
      <text:p text:style-name="P13">Infikovat se můžeme stažením infikovaného souboru, kliknutím na podvodný odkaz nebo přílohy v emailu, také připojením cizí nakažené flashky.</text:p>
      <text:p text:style-name="P13">Typy malware:</text:p>
      <text:list text:style-name="L3">
        <text:list-item>
          <text:p text:style-name="P14"><text:span text:style-name="T14">viry</text:span> – programy, sami se množí <text:span text:style-name="T16">připojením k jiným souborům</text:span></text:p>
        </text:list-item>
        <text:list-item>
          <text:p text:style-name="P14"><text:span text:style-name="T14">červi</text:span> – <text:span text:style-name="T16">šíří se po síti,</text:span> nepotřebují hostitelský soubor</text:p>
        </text:list-item>
        <text:list-item>
          <text:p text:style-name="P14"><text:span text:style-name="T14">trojský kůň</text:span><text:span text:style-name="T16"> –</text:span> t<text:span text:style-name="T16">váří se jako užitečný program, ale provádí škodlivou činnost</text:span></text:p>
        </text:list-item>
        <text:list-item>
          <text:p text:style-name="P14"><text:span text:style-name="T14">ransomware</text:span> – <text:span text:style-name="T16">zablokuje zařízeníl</text:span>, zašifruje data a požaduje výkupné</text:p>
        </text:list-item>
        <text:list-item>
          <text:p text:style-name="P14"><text:span text:style-name="T14">spyware</text:span> – skrytě tě<text:span text:style-name="T16"> sleduje a odesílá</text:span> data uživatele (hesla, historii)</text:p>
        </text:list-item>
        <text:list-item>
          <text:p text:style-name="P14"><text:span text:style-name="T14">adware</text:span> – zobrazuje agresivní <text:span text:style-name="T16">nevyžádanou</text:span> <text:span text:style-name="T16">reklamu</text:span></text:p>
        </text:list-item>
      </text:list>
      <text:p text:style-name="P12"><text:span text:style-name="T14">Sociální inženýrství je technika manipulace s lidmi.</text:span> Útočník nehledá chybu v SW, ale v lidksé mysly. Využívá naivity a neznalosti lidí. <text:span text:style-name="T16">Patří sem Phishing.</text:span> Útočník se např. Vydává za lékaře a láká z lidí informace jako jsou hesla, číslo účtu.</text:p>
      <text:h text:style-name="P15" text:outline-level="3" loext:marker-style-name="T20"><text:soft-page-break/><text:span text:style-name="T21"/></text:h>
      <text:h text:style-name="Heading_20_2" text:outline-level="2" loext:marker-style-name="T11"><text:span text:style-name="T11">1</text:span><text:span text:style-name="T10">5</text:span><text:span text:style-name="T11">.3. </text:span><text:span text:style-name="T19">Příznaky napadení počítače a různé možnosti obrany</text:span></text:h>
      <text:h text:style-name="P16" text:outline-level="2">Mezi příznaky napadení patří:</text:h>
      <text:list text:style-name="L4">
        <text:list-item>
          <text:p text:style-name="P17"><text:span text:style-name="T22">Zpomalení</text:span> výkonu</text:p>
        </text:list-item>
        <text:list-item>
          <text:p text:style-name="P17"><text:span text:style-name="T22">padání</text:span> aplikací nebo celého OS</text:p>
        </text:list-item>
        <text:list-item>
          <text:p text:style-name="P17">neznámé panely v prohlížeči, <text:span text:style-name="T22">pop-up okna</text:span></text:p>
        </text:list-item>
        <text:list-item>
          <text:p text:style-name="P18">chybějící nebo zašifrované soubory</text:p>
        </text:list-item>
        <text:list-item>
          <text:p text:style-name="P17">zvýšený <text:span text:style-name="T22">provoz na síti</text:span></text:p>
        </text:list-item>
      </text:list>
      <text:p text:style-name="P19" loext:marker-style-name="T23">Možnosti obrany:</text:p>
      <text:list text:style-name="L5">
        <text:list-item>
          <text:p text:style-name="P20"><text:span text:style-name="T22">Antivirus</text:span> – detekuje malware pomocí skenování virových databází</text:p>
        </text:list-item>
        <text:list-item>
          <text:p text:style-name="P20"><text:span text:style-name="T22">firewall</text:span> – monituruje příchozí a odchozí síťový provoz na základě pravidel</text:p>
        </text:list-item>
        <text:list-item>
          <text:p text:style-name="P20">pravidelné <text:span text:style-name="T22">aktualizace</text:span> OS i Aplikací</text:p>
        </text:list-item>
        <text:list-item>
          <text:p text:style-name="P20">pravidelné <text:span text:style-name="T22">zálohování</text:span> dat na oddělené fyzické zařízení</text:p>
        </text:list-item>
      </text:list>
      <text:h text:style-name="Heading_20_2" text:outline-level="2" loext:marker-style-name="T24"><text:span text:style-name="T24">1</text:span><text:span text:style-name="T25">5</text:span><text:span text:style-name="T24">.4. </text:span><text:span text:style-name="T19">Problematika identity uživatelů, možnosti autentizace, zásady používání hesel</text:span></text:h>
      <text:p text:style-name="P21"><text:span text:style-name="T14">Autentizace je proces ověření identity</text:span>, následuje <text:span text:style-name="T16">autorizace</text:span> (kam máš přístup).</text:p>
      <text:p text:style-name="P22">Možnosti autentizace:</text:p>
      <text:list text:style-name="L6">
        <text:list-item>
          <text:p text:style-name="P23">heslo, pin</text:p>
        </text:list-item>
        <text:list-item>
          <text:p text:style-name="P23">čipová karta, bezpečnostní token, oveřování SMS</text:p>
        </text:list-item>
        <text:list-item>
          <text:p text:style-name="P24"><text:span text:style-name="T14">biometrie</text:span> - otisk prstu, faceID</text:p>
        </text:list-item>
      </text:list>
      <text:p text:style-name="P21"><text:span text:style-name="T16">2FA (dvoufázové ověření)</text:span> – <text:span text:style-name="T14">kombinuje dvě</text:span> výše uvedené metody pro <text:span text:style-name="T16">zvýšení bezpečnosti</text:span></text:p>
      <text:p text:style-name="P21"><text:span text:style-name="T16">SSO (single sign-on)</text:span> – systém<text:span text:style-name="T14"> umožňující přihlášení do více nezávislých služeb</text:span> pomocí jednoho účtu (např. <text:span text:style-name="T16">Google</text:span>)</text:p>
      <text:p text:style-name="P22">zásady používání hesel:<text:span text:style-name="T16"/></text:p>
      <text:list text:style-name="L7">
        <text:list-item>
          <text:p text:style-name="P25"><text:span text:style-name="T16">dostatečná délka a složitost </text:span>– malá, velká písmena, čísla, znaky</text:p>
        </text:list-item>
        <text:list-item>
          <text:p text:style-name="P26">hesla se nesmí sdílet, opakovat pro více služeb, doporučuje se správce hesel</text:p>
        </text:list-item>
      </text:list>
      <text:h text:style-name="P27" text:outline-level="2"><text:span text:style-name="T26">1</text:span><text:span text:style-name="T27">5</text:span><text:span text:style-name="T26">.</text:span><text:span text:style-name="T27">5. </text:span><text:span text:style-name="T28">Ohrožení a ochrana dat v kyberprostoru, typy šifrování, elektronický podpis</text:span></text:h>
      <text:p text:style-name="P28"><text:span text:style-name="T14">Hashovací funkce (Hashing)</text:span> je jednosměrný algoritmus, který <text:span text:style-name="T14">převede jakákoliv data na unikátní řetězec pevné délky</text:span> (např. SHA-256).<text:span text:style-name="T16"> Dvě stejná data mají vždy stejný hash,</text:span> jakákoliv drobná změna vygeneruje nový. <text:span text:style-name="T16">Používá se pro kontrolu integrity souborů a ukládáni hesel.</text:span></text:p>
      <text:p text:style-name="P29"><text:span text:style-name="T22">Šifrování</text:span> je proces převedení čitelné zprávy <text:span text:style-name="T22">do nečitelné podoby:</text:span></text:p>
      <text:list text:style-name="L8">
        <text:list-item>
          <text:p text:style-name="P30"><text:span text:style-name="T16">symetrické šifrování</text:span> – <text:span text:style-name="T14">používá jeden stejný klíč</text:span> pro šifr. I dešifr., velmi rychlý vhodné pro velká data. Problémem je, jak bezpečně doručit klíč příjemci</text:p>
        </text:list-item>
        <text:list-item>
          <text:p text:style-name="P30"><text:span text:style-name="T16">asymetrické šifrování </text:span>–<text:span text:style-name="T14"> používá pár klíčů </text:span>(veřejný a soukromý). Odesilatel zprávu zašifruje veřejným klíčem příjemce, ale dešifrova ji může už jen příjemce svým soukromým klíčem. Pomalejší, ale neřeší se přenos klíče</text:p>
        </text:list-item>
      </text:list>
      <text:p text:style-name="P29"><text:soft-page-break/><text:span text:style-name="T22">Elektronický podpis slouží k ověření</text:span> autentičnosti a integrity zprávy</text:p>
      <text:list text:style-name="L9">
        <text:list-item>
          <text:p text:style-name="P31"><text:span text:style-name="T14">funguje opačně než asymetrické šifrování</text:span>. Odesilatel zprávu podepíše svým soukromým klíčem. Příjemce použije odesilatelův veřejný klíč k ověření, že zprávu opravdu podepsal o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cs" fo:country="CZ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cs" fo:country="CZ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  <style:text-properties fo:font-size="11pt" style:letter-kerning="false" style:font-size-asian="11pt" style:font-size-complex="11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dpis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dpis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dpis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dpis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dpis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Název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nadpis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á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Výrazný_20_citá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2_20_Char" style:display-name="Nadpis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3_20_Char" style:display-name="Nadpis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5_20_Char" style:display-name="Nadpis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6_20_Char" style:display-name="Nadpis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7_20_Char" style:display-name="Nadpis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8_20_Char" style:display-name="Nadpis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adpis_20_9_20_Char" style:display-name="Nadpis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Název_20_Char" style:display-name="Název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Podnadpis_20_Char" style:display-name="Podnadpis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át_20_Char" style:display-name="Citá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Výrazný_20_citát_20_Char" style:display-name="Výrazný citá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Aptos" fo:font-family="Aptos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Aptos" fo:font-family="Aptos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Aptos" fo:font-family="Aptos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Aptos" fo:font-family="Aptos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Aptos" fo:font-family="Aptos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Aptos" fo:font-family="Aptos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Aptos" fo:font-family="Aptos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Aptos" fo:font-family="Aptos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Aptos" fo:font-family="Aptos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number text:level="2" text:style-name="ListLabel_20_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2957in" fo:margin-left="0.9839in" fo:margin-right="0.983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dam Stuchlík</meta:initial-creator>
    <meta:editing-cycles>5</meta:editing-cycles>
    <meta:print-date>2025-03-20T12:29:00</meta:print-date>
    <meta:creation-date>2025-03-05T18:11:00</meta:creation-date>
    <dc:date>2026-04-24T00:20:06.752424978</dc:date>
    <meta:editing-duration>PT13M4S</meta:editing-duration>
    <meta:generator>LibreOffice/26.2.2.2$Linux_X86_64 LibreOffice_project/620$Build-2</meta:generator>
    <meta:document-statistic meta:table-count="0" meta:image-count="0" meta:object-count="0" meta:page-count="3" meta:paragraph-count="56" meta:word-count="619" meta:character-count="4354" meta:non-whitespace-character-count="3801"/>
    <meta:user-defined meta:name="AppVersion">16.0000</meta:user-defined>
    <meta:template xlink:type="simple" xlink:actuate="onRequest" xlink:title="Normal.dotm" xlink:href=""/>
  </office:meta>
</office:document-meta>
</file>